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3in"/>
    </style:style>
    <style:style style:name="co2" style:family="table-column">
      <style:table-column-properties fo:break-before="auto" style:column-width="6.5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produc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3" table:number-columns-repeated="2" table:default-cell-style-name="Default"/>
        <table:table-column table:style-name="co3" table:default-cell-style-name="ce2"/>
        <table:table-row table:style-name="ro1">
          <table:table-cell office:value-type="string">
            <text:p>cajunsurprise.jpg</text:p>
          </table:table-cell>
          <table:table-cell office:value-type="string">
            <text:p>Cajun Surprise</text:p>
          </table:table-cell>
          <table:table-cell office:value-type="string">
            <text:p>Dried Onions, Cajun Spices and Salt.</text:p>
          </table:table-cell>
          <table:table-cell office:value-type="string">
            <text:p>28G 1oz</text:p>
          </table:table-cell>
          <table:table-cell office:value-type="string">
            <text:p>5.00</text:p>
          </table:table-cell>
          <table:table-cell office:value-type="float" office:value="1">
            <text:p>1</text:p>
          </table:table-cell>
          <table:table-cell office:value-type="string">
            <text:p>dip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oniongusto.jpg</text:p>
          </table:table-cell>
          <table:table-cell office:value-type="string">
            <text:p>Onion Gusto</text:p>
          </table:table-cell>
          <table:table-cell office:value-type="string">
            <text:p>Dehydrated Onions, Parmesan Cheese and Spices.</text:p>
          </table:table-cell>
          <table:table-cell office:value-type="string">
            <text:p>28G 1oz</text:p>
          </table:table-cell>
          <table:table-cell office:value-type="string">
            <text:p>5.00</text:p>
          </table:table-cell>
          <table:table-cell office:value-type="float" office:value="2">
            <text:p>2</text:p>
          </table:table-cell>
          <table:table-cell office:value-type="string">
            <text:p>dip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cheesybacon.jpg</text:p>
          </table:table-cell>
          <table:table-cell office:value-type="string">
            <text:p>Cheesy Bacon</text:p>
          </table:table-cell>
          <table:table-cell office:value-type="string">
            <text:p>Chopped Onion, Smoked Soy Bean, Parmesan Cheese and Natural Spices.</text:p>
          </table:table-cell>
          <table:table-cell office:value-type="string">
            <text:p>28G 1oz</text:p>
          </table:table-cell>
          <table:table-cell office:value-type="string">
            <text:p>5.00</text:p>
          </table:table-cell>
          <table:table-cell office:value-type="float" office:value="3">
            <text:p>3</text:p>
          </table:table-cell>
          <table:table-cell office:value-type="string">
            <text:p>dip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royalartichoke.jpg</text:p>
          </table:table-cell>
          <table:table-cell office:value-type="string">
            <text:p>Royal Artichoke</text:p>
          </table:table-cell>
          <table:table-cell office:value-type="string">
            <text:p>Chopped Onion, Premium Garlic Powder, Natural Spices, Salt, Parmesan Cheese, Artichoke Pieces, Parsley Flakes.</text:p>
          </table:table-cell>
          <table:table-cell office:value-type="string">
            <text:p>42G 1.5oz</text:p>
          </table:table-cell>
          <table:table-cell office:value-type="string">
            <text:p>5.00</text:p>
          </table:table-cell>
          <table:table-cell office:value-type="float" office:value="4">
            <text:p>4</text:p>
          </table:table-cell>
          <table:table-cell office:value-type="string">
            <text:p>dip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crabsurpreme.jpg</text:p>
          </table:table-cell>
          <table:table-cell office:value-type="string">
            <text:p>Crab Supreme</text:p>
          </table:table-cell>
          <table:table-cell office:value-type="string">
            <text:p>Dried Onions, Cajun Spices and Salt.</text:p>
          </table:table-cell>
          <table:table-cell office:value-type="string">
            <text:p>28G 1oz</text:p>
          </table:table-cell>
          <table:table-cell office:value-type="string">
            <text:p>5.00</text:p>
          </table:table-cell>
          <table:table-cell office:value-type="float" office:value="5">
            <text:p>5</text:p>
          </table:table-cell>
          <table:table-cell office:value-type="string">
            <text:p>dip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alsabrava.jpg</text:p>
          </table:table-cell>
          <table:table-cell office:value-type="string">
            <text:p>Salsa Brava</text:p>
          </table:table-cell>
          <table:table-cell office:value-type="string">
            <text:p>Dried Onions, Chili Pepper, Chilis, Jalape&amp;ntilde;o Powder, Dried Cilantro and Spices.</text:p>
          </table:table-cell>
          <table:table-cell office:value-type="string">
            <text:p>28G 1oz</text:p>
          </table:table-cell>
          <table:table-cell office:value-type="string">
            <text:p>5.00</text:p>
          </table:table-cell>
          <table:table-cell office:value-type="float" office:value="6">
            <text:p>6</text:p>
          </table:table-cell>
          <table:table-cell office:value-type="string">
            <text:p>dip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eadillwonder.jpg</text:p>
          </table:table-cell>
          <table:table-cell office:value-type="string">
            <text:p>Dill Wonder</text:p>
          </table:table-cell>
          <table:table-cell office:value-type="string">
            <text:p>Dried Onions, Cajun Spices and Salt.</text:p>
          </table:table-cell>
          <table:table-cell office:value-type="string">
            <text:p>28G 1oz</text:p>
          </table:table-cell>
          <table:table-cell office:value-type="string">
            <text:p>5.00</text:p>
          </table:table-cell>
          <table:table-cell office:value-type="float" office:value="7">
            <text:p>7</text:p>
          </table:table-cell>
          <table:table-cell office:value-type="string">
            <text:p>dip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jalapinohot.jpg</text:p>
          </table:table-cell>
          <table:table-cell office:value-type="string">
            <text:p>San Jose Jalape&amp;ntilde;o Hot</text:p>
          </table:table-cell>
          <table:table-cell office:value-type="string">
            <text:p>Minced Onions, Chili Pepper, Garlic, Cayenne Pepper, Jalape&amp;ntilde;o Powder, Spices, Parsley Flakes.</text:p>
          </table:table-cell>
          <table:table-cell office:value-type="string">
            <text:p>28G 1oz</text:p>
          </table:table-cell>
          <table:table-cell office:value-type="string">
            <text:p>5.00</text:p>
          </table:table-cell>
          <table:table-cell office:value-type="float" office:value="8">
            <text:p>8</text:p>
          </table:table-cell>
          <table:table-cell office:value-type="string">
            <text:p>dip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fisherman.jpg</text:p>
          </table:table-cell>
          <table:table-cell office:value-type="string">
            <text:p>Fisherman's Wharf Lobster</text:p>
          </table:table-cell>
          <table:table-cell office:value-type="string">
            <text:p>Minced Onion, Dried Lobster, Salt, Onion Powder, Ground Celery, Black Pepper, Cayenne Pepper, Red Bell Pepper.</text:p>
          </table:table-cell>
          <table:table-cell office:value-type="string">
            <text:p>28G 1oz</text:p>
          </table:table-cell>
          <table:table-cell office:value-type="string">
            <text:p>5.00</text:p>
          </table:table-cell>
          <table:table-cell office:value-type="float" office:value="9">
            <text:p>9</text:p>
          </table:table-cell>
          <table:table-cell office:value-type="string">
            <text:p>dip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pinachcreation.jpg</text:p>
          </table:table-cell>
          <table:table-cell office:value-type="string">
            <text:p>Spinach Creation</text:p>
          </table:table-cell>
          <table:table-cell office:value-type="string">
            <text:p>Dried Onions, Spinach, Salt, Spices.</text:p>
          </table:table-cell>
          <table:table-cell office:value-type="string">
            <text:p>28G 1oz</text:p>
          </table:table-cell>
          <table:table-cell office:value-type="string">
            <text:p>5.00</text:p>
          </table:table-cell>
          <table:table-cell office:value-type="float" office:value="10">
            <text:p>10</text:p>
          </table:table-cell>
          <table:table-cell office:value-type="string">
            <text:p>dip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garlicdelight.jpg</text:p>
          </table:table-cell>
          <table:table-cell office:value-type="string">
            <text:p>Garlic Delight</text:p>
          </table:table-cell>
          <table:table-cell office:value-type="string">
            <text:p>Chopped Onions, Premium Garlic Powder, Salt and Natural Spices.</text:p>
          </table:table-cell>
          <table:table-cell office:value-type="string">
            <text:p>28G 1oz</text:p>
          </table:table-cell>
          <table:table-cell office:value-type="string">
            <text:p>5.00</text:p>
          </table:table-cell>
          <table:table-cell office:value-type="float" office:value="11">
            <text:p>11</text:p>
          </table:table-cell>
          <table:table-cell office:value-type="string">
            <text:p>dip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tomatohorseradish.jpg</text:p>
          </table:table-cell>
          <table:table-cell office:value-type="string">
            <text:p>Sundried Tomato and Horseradish</text:p>
          </table:table-cell>
          <table:table-cell office:value-type="string">
            <text:p>Minced Onion, Tomato Powder, Horseradish, Natural Spices, Salt, Vinegar Powder. </text:p>
          </table:table-cell>
          <table:table-cell office:value-type="string">
            <text:p>28G 1oz</text:p>
          </table:table-cell>
          <table:table-cell office:value-type="string">
            <text:p>5.00</text:p>
          </table:table-cell>
          <table:table-cell office:value-type="float" office:value="12">
            <text:p>12</text:p>
          </table:table-cell>
          <table:table-cell office:value-type="string">
            <text:p>dip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habanaro.jpg</text:p>
          </table:table-cell>
          <table:table-cell office:value-type="string">
            <text:p>Habanera Con Queso</text:p>
          </table:table-cell>
          <table:table-cell office:value-type="string">
            <text:p>Dehydrated Onion, Parmesan Cheese, Salt, Chili Habanero, Garlic and Spices.</text:p>
          </table:table-cell>
          <table:table-cell office:value-type="string">
            <text:p>28G 1oz</text:p>
          </table:table-cell>
          <table:table-cell office:value-type="string">
            <text:p>5.00</text:p>
          </table:table-cell>
          <table:table-cell office:value-type="float" office:value="13">
            <text:p>13</text:p>
          </table:table-cell>
          <table:table-cell office:value-type="string">
            <text:p>dip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tomatobasil.jpg</text:p>
          </table:table-cell>
          <table:table-cell office:value-type="string">
            <text:p>Tomato Basil</text:p>
          </table:table-cell>
          <table:table-cell office:value-type="string">
            <text:p>Dehydrated Onions, Tomato Powder, Premium Garlic Powder, Basil, Saltand Parsley Flakes.</text:p>
          </table:table-cell>
          <table:table-cell office:value-type="string">
            <text:p>28G 1oz</text:p>
          </table:table-cell>
          <table:table-cell office:value-type="string">
            <text:p>5.00</text:p>
          </table:table-cell>
          <table:table-cell office:value-type="float" office:value="14">
            <text:p>14</text:p>
          </table:table-cell>
          <table:table-cell office:value-type="string">
            <text:p>dip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hellahot.jpg</text:p>
          </table:table-cell>
          <table:table-cell office:value-type="string">
            <text:p>Hell-A-Hot Habanera</text:p>
          </table:table-cell>
          <table:table-cell office:value-type="string">
            <text:p>Dehydrated Onion, Chili Habanero, Salt, Garlic, Spices, Lemon Powder.</text:p>
          </table:table-cell>
          <table:table-cell office:value-type="string">
            <text:p>28G 1oz</text:p>
          </table:table-cell>
          <table:table-cell office:value-type="string">
            <text:p>5.00</text:p>
          </table:table-cell>
          <table:table-cell office:value-type="float" office:value="15">
            <text:p>15</text:p>
          </table:table-cell>
          <table:table-cell office:value-type="string">
            <text:p>dip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veggiegarden.jpg</text:p>
          </table:table-cell>
          <table:table-cell office:value-type="string">
            <text:p>Veggie Garden</text:p>
          </table:table-cell>
          <table:table-cell office:value-type="string">
            <text:p>Dried Onions, Onion Powder, Spices, Salt and Dried Vegetables.</text:p>
          </table:table-cell>
          <table:table-cell office:value-type="string">
            <text:p>28G 1oz</text:p>
          </table:table-cell>
          <table:table-cell office:value-type="string">
            <text:p>5.00</text:p>
          </table:table-cell>
          <table:table-cell office:value-type="float" office:value="16">
            <text:p>16</text:p>
          </table:table-cell>
          <table:table-cell office:value-type="string">
            <text:p>dips</text:p>
          </table:table-cell>
          <table:table-cell office:value-type="string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7">01/07/2011</text:date>, <text:time>15:3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Frye</meta:initial-creator>
    <meta:creation-date>2011-01-07T14:55:13</meta:creation-date>
    <dc:date>2011-01-07T15:31:23</dc:date>
    <dc:creator>Chris Frye</dc:creator>
    <meta:editing-duration>PT00H36M10S</meta:editing-duration>
    <meta:editing-cycles>4</meta:editing-cycles>
    <meta:generator>OpenOffice.org/3.2$Linux OpenOffice.org_project/320m12$Build-9483</meta:generator>
    <meta:document-statistic meta:table-count="1" meta:cell-count="128" meta:object-count="0"/>
  </office:meta>
</office:document-meta>
</file>